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to_20_sin_20_relleno_20_ni_20_línea">
      <style:graphic-properties draw:textarea-vertical-align="middle" draw:ole-draw-aspect="1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7" style:family="graphic" style:parent-style-name="standard">
      <style:graphic-properties draw:stroke="none" svg:stroke-color="#000000" draw:fill="none" draw:fill-color="#ffffff" fo:min-height="5.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8cm" svg:height="1.5cm" svg:x="6.5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484cm" svg:height="1.3cm" svg:x="6.716cm" svg:y="4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4.5cm" svg:height="3.5cm" svg:x="10.931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2cm" svg:height="3.1cm" svg:x="11.131cm" svg:y="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svg:x1="9.3cm" svg:y1="4.85cm" svg:x2="10.931cm" svg:y2="4.85cm" draw:start-shape="id1" draw:start-glue-point="1" draw:end-shape="id2" draw:end-glue-point="3" svg:d="M9300 4850h1631" svg:viewBox="0 0 1632 1">
          <text:p/>
        </draw:connector>
        <draw:frame draw:style-name="gr4" draw:text-style-name="P2" draw:layer="layout" svg:width="3.5cm" svg:height="0.729cm" svg:x="6.2cm" svg:y="3.1cm">
          <draw:text-box>
            <text:p text:style-name="P2"><text:span text:style-name="T1">Controlador PD</text:span></text:p>
          </draw:text-box>
        </draw:frame>
        <draw:frame draw:style-name="gr4" draw:text-style-name="P2" draw:layer="layout" svg:width="1.8cm" svg:height="0.729cm" svg:x="12.331cm" svg:y="2.3cm">
          <draw:text-box>
            <text:p text:style-name="P2"><text:span text:style-name="T1">Planta</text:span></text:p>
          </draw:text-box>
        </draw:frame>
        <draw:connector draw:style-name="gr3" draw:text-style-name="P1" draw:layer="layout" draw:type="line" svg:x1="15.431cm" svg:y1="4.85cm" svg:x2="17.8cm" svg:y2="4.842cm" draw:start-shape="id2" draw:start-glue-point="1" svg:d="M15431 4850l2369-8" svg:viewBox="0 0 2370 9">
          <text:p/>
        </draw:connector>
        <draw:custom-shape draw:style-name="gr1" draw:text-style-name="P1" xml:id="id3" draw:id="id3" draw:layer="layout" svg:width="1cm" svg:height="1cm" svg:x="4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cm" svg:y1="4.8cm" svg:x2="6.5cm" svg:y2="4.85cm" draw:start-shape="id3" draw:start-glue-point="10" draw:end-shape="id1" draw:end-glue-point="3" svg:d="M5600 4800h451v50h449" svg:viewBox="0 0 901 51">
          <text:p/>
        </draw:connector>
        <draw:line draw:style-name="gr3" draw:text-style-name="P1" draw:layer="layout" svg:x1="2.9cm" svg:y1="4.8cm" svg:x2="4.6cm" svg:y2="4.8cm">
          <text:p/>
        </draw:line>
        <draw:connector draw:style-name="gr3" draw:text-style-name="P1" draw:layer="layout" draw:line-skew="0cm 0.899cm" svg:x1="15.431cm" svg:y1="4.85cm" svg:x2="5.1cm" svg:y2="5.3cm" draw:start-shape="id2" draw:start-glue-point="1" draw:end-shape="id3" draw:end-glue-point="8" svg:d="M15431 4850h501v3150h-10832v-2700" svg:viewBox="0 0 10833 3151">
          <text:p/>
        </draw:connector>
        <draw:frame draw:style-name="gr5" draw:layer="layout" svg:width="2.572cm" svg:height="0.962cm" svg:x="2.228cm" svg:y="3.2cm">
          <draw:text-box>
            <text:p><text:span text:style-name="T1">Z</text:span> <text:span text:style-name="T1">deseada</text:span></text:p>
          </draw:text-box>
        </draw:frame>
        <draw:frame draw:style-name="gr5" draw:text-style-name="P2" draw:layer="layout" svg:width="2.013cm" svg:height="0.729cm" svg:x="16.787cm" svg:y="3.5cm">
          <draw:text-box>
            <text:p text:style-name="P3">Z actual</text:p>
          </draw:text-box>
        </draw:frame>
        <draw:frame draw:style-name="gr6" draw:layer="layout" svg:width="0.875cm" svg:height="0.962cm" svg:x="3.825cm" svg:y="3.938cm">
          <draw:text-box>
            <text:p>+</text:p>
          </draw:text-box>
        </draw:frame>
        <draw:frame draw:style-name="gr6" draw:layer="layout" svg:width="0.714cm" svg:height="0.962cm" svg:x="4.286cm" svg:y="5.2cm">
          <draw:text-box>
            <text:p>-</text:p>
          </draw:text-box>
        </draw:frame>
        <draw:frame draw:style-name="gr7" draw:layer="layout" svg:width="4.3cm" svg:height="6.15cm" svg:x="15.3cm" svg:y="10.2cm">
          <draw:text-box>
            <text:p>Fuerza de empuje</text:p>
            <text:p/>
          </draw:text-box>
        </draw:frame>
        <draw:custom-shape draw:style-name="gr8" draw:text-style-name="P1" draw:layer="layout" svg:width="4cm" svg:height="1.6cm" svg:x="4.2cm" svg:y="9.8cm">
          <text:p text:style-name="P1">P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cm" svg:height="1.6cm" svg:x="4.2cm" svg:y="11.6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82cm" svg:height="0.9cm" svg:x="4.8cm" svg:y="11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2:55:27.495107062</meta:creation-date>
    <dc:date>2016-11-22T03:32:53.693982227</dc:date>
    <meta:editing-duration>PT7M5S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K</mi>
          <mi>z</mi>
        </msub>
        <mo stretchy="false">+</mo>
        <msub>
          <mi>K</mi>
          <mi mathvariant="italic">dz</mi>
        </msub>
      </mrow>
      <mi>s</mi>
    </mrow>
    <annotation encoding="StarMath 5.0">K_{z}+K_{dz}s</annotation>
  </semantics>
</math>
</file>

<file path=Object 2/content.xml><?xml version="1.0" encoding="utf-8"?>
<math xmlns="http://www.w3.org/1998/Math/MathML" display="block">
  <semantics>
    <mfrac>
      <mfrac>
        <mn>1</mn>
        <msub>
          <mi>K</mi>
          <mi mathvariant="italic">ftz</mi>
        </msub>
      </mfrac>
      <mrow>
        <mfrac>
          <mi>m</mi>
          <msub>
            <mi>K</mi>
            <mi mathvariant="italic">ftz</mi>
          </msub>
        </mfrac>
        <mrow>
          <msup>
            <mi>s</mi>
            <mn>2</mn>
          </msup>
          <mo stretchy="false">+</mo>
          <mi>s</mi>
        </mrow>
      </mrow>
    </mfrac>
    <annotation encoding="StarMath 5.0">{ {1} over {K_{ftz}} } over { {m} over {K_{ftz}} s^{2}+s} </annotation>
  </semantics>
</math>
</file>

<file path=Object 3/content.xml><?xml version="1.0" encoding="utf-8"?>
<math xmlns="http://www.w3.org/1998/Math/MathML" display="block">
  <semantics>
    <mrow>
      <mi>T</mi>
      <mo stretchy="false">→</mo>
      <mi mathvariant="normal">ω</mi>
    </mrow>
    <annotation encoding="StarMath 5.0">T rightarrow  %iomega </annotation>
  </semantics>
</math>
</file>